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9a952"/>
    </style:style>
    <style:style style:name="P4" style:family="paragraph" style:parent-style-name="Standard">
      <style:paragraph-properties fo:text-align="start" style:justify-single-word="false"/>
      <style:text-properties officeooo:rsid="0009a952" officeooo:paragraph-rsid="0009a952"/>
    </style:style>
    <style:style style:name="P5" style:family="paragraph" style:parent-style-name="Standard">
      <style:paragraph-properties fo:text-align="start" style:justify-single-word="false"/>
      <style:text-properties officeooo:rsid="0009f8d2" officeooo:paragraph-rsid="0009f8d2"/>
    </style:style>
    <style:style style:name="P6" style:family="paragraph" style:parent-style-name="Standard">
      <style:paragraph-properties fo:text-align="start" style:justify-single-word="false"/>
      <style:text-properties fo:font-weight="normal" officeooo:rsid="0009a952" officeooo:paragraph-rsid="0009f8d2" style:font-weight-asian="normal" style:font-weight-complex="normal"/>
    </style:style>
    <style:style style:name="P7" style:family="paragraph" style:parent-style-name="Text_20_body">
      <style:text-properties officeooo:paragraph-rsid="0009f8d2"/>
    </style:style>
    <style:style style:name="P8" style:family="paragraph" style:parent-style-name="Text_20_body">
      <style:paragraph-properties fo:text-align="start" style:justify-single-word="false"/>
      <style:text-properties fo:font-size="12pt" fo:font-weight="normal" officeooo:rsid="0009a952" officeooo:paragraph-rsid="0009f8d2" style:font-size-asian="12pt" style:font-weight-asian="normal" style:font-size-complex="12pt" style:font-weight-complex="normal"/>
    </style:style>
    <style:style style:name="P9" style:family="paragraph" style:parent-style-name="Standard" style:master-page-name="Standard">
      <style:paragraph-properties fo:text-align="center" style:justify-single-word="false" style:page-number="auto"/>
      <style:text-properties fo:font-size="18pt" officeooo:paragraph-rsid="0008b616" style:font-size-asian="18pt" style:font-size-complex="18pt"/>
    </style:style>
    <style:style style:name="P10" style:family="paragraph" style:parent-style-name="Standard">
      <style:paragraph-properties fo:text-align="start" style:justify-single-word="false"/>
      <style:text-properties officeooo:rsid="0009a952" officeooo:paragraph-rsid="0009f8d2"/>
    </style:style>
    <style:style style:name="P11" style:family="paragraph" style:parent-style-name="Standard">
      <style:paragraph-properties fo:text-align="start" style:justify-single-word="false"/>
      <style:text-properties fo:font-weight="bold" officeooo:paragraph-rsid="0009f8d2" style:font-weight-asian="bold" style:font-weight-complex="bold"/>
    </style:style>
    <style:style style:name="P12" style:family="paragraph" style:parent-style-name="Standard">
      <style:paragraph-properties fo:text-align="start" style:justify-single-word="false"/>
      <style:text-properties fo:font-weight="bold" officeooo:rsid="0009a952" officeooo:paragraph-rsid="0009f8d2" style:font-weight-asian="bold" style:font-weight-complex="bold"/>
    </style:style>
    <style:style style:name="P13" style:family="paragraph" style:parent-style-name="Text_20_body">
      <style:text-properties fo:font-size="12pt" fo:font-weight="bold" officeooo:paragraph-rsid="0009f8d2" style:font-size-asian="12pt" style:font-size-complex="12pt"/>
    </style:style>
    <style:style style:name="T1" style:family="text">
      <style:text-properties fo:font-size="18pt" style:font-size-asian="18pt" style:font-size-complex="18pt"/>
    </style:style>
    <style:style style:name="T2" style:family="text">
      <style:text-properties fo:font-size="18pt" officeooo:rsid="0008b616" style:font-size-asian="18pt" style:font-size-complex="18pt"/>
    </style:style>
    <style:style style:name="T3" style:family="text">
      <style:text-properties officeooo:rsid="0009a952"/>
    </style:style>
    <style:style style:name="T4" style:family="text">
      <style:text-properties officeooo:rsid="0009f8d2"/>
    </style:style>
    <style:style style:name="T5" style:family="text">
      <style:text-properties fo:font-size="12pt" style:font-size-asian="12pt" style:font-size-complex="12pt"/>
    </style:style>
    <style:style style:name="T6" style:family="text">
      <style:text-properties fo:font-size="12pt" officeooo:rsid="001c7f8e" style:font-size-asian="12pt" style:font-size-complex="12pt"/>
    </style:style>
    <style:style style:name="T7" style:family="text">
      <style:text-properties fo:font-size="12pt" officeooo:rsid="0009f8d2" style:font-size-asian="12pt" style:font-size-complex="12pt"/>
    </style:style>
    <style:style style:name="T8" style:family="text">
      <style:text-properties fo:font-size="12pt" officeooo:rsid="000b1c83" style:font-size-asian="12pt" style:font-size-complex="12pt"/>
    </style:style>
    <style:style style:name="T9" style:family="text">
      <style:text-properties officeooo:rsid="0008b616"/>
    </style:style>
  </office:automatic-styles>
  <office:body>
    <office:text>
      <office:forms form:automatic-focus="false" form:apply-design-mode="false">
        <form:form form:name="docsearch_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9">Kudaibergen Stalbekov</text:span></text:p>
      <text:p text:style-name="P1"><text:span text:style-name="T1">1641</text:span><text:span text:style-name="T2">37</text:span></text:p>
      <text:p text:style-name="P2"><text:span text:style-name="T3">K</text:span>nown as the color system, is an abstract mathematical model which describes the range of colors as tuples of numbers, typically as 3 or 4 values or color components (e.g. <text:span text:style-name="Strong_20_Emphasis">RGB</text:span>). Basically speaking, color space is an elaboration of the coordinate system and sub-space. Each color in the system is represented by a single dot. </text:p>
      <text:p text:style-name="P2"/>
      <text:p text:style-name="P10">RGB color-sapce <text:s/></text:p>
      <text:p text:style-name="P11">R=Red, G=Green, B=Blue</text:p>
      <text:p text:style-name="P3"><text:span text:style-name="T3">This </text:span>color space uses red, green and blue to elaborate color model. An RGB color space can be interpreted as "all possible colors" which can be made from three colors for red, green and blue. In such conception, each pixel of an image is assigned a range of 0 to 255 intensity values of RGB components.</text:p>
      <text:p text:style-name="P4"/>
      <text:p text:style-name="P5">CMY and CMYK models </text:p>
      <text:p text:style-name="P12">cyan (C), magenta (M), yellow (Y) and key (K, black)</text:p>
      <text:p text:style-name="P6"><text:span text:style-name="T4">D</text:span>like color printers and copiers that deposit color pigments on paper use a color model that is based on the cyan, magenta and yellow colors.</text:p>
      <text:p text:style-name="P6">The CMYK color model is mostly used by printers that have a separate black color ribbon or ink available. The CMYK color model is very similar to the CMY color space, but has a fourth component K that represents black color. The black component is also assumed to be in the [0, 1] or [0, 255] range.</text:p>
      <text:p text:style-name="P6"/>
      <text:p text:style-name="P13">Color correction</text:p>
      <text:p text:style-name="P7"><text:span text:style-name="T6">P</text:span><text:span text:style-name="T5">rocess used in </text:span><text:span text:style-name="T7">stagelighting</text:span><text:span text:style-name="T5">, </text:span><text:span text:style-name="T7">imgaes</text:span><text:span text:style-name="T5">, </text:span><text:span text:style-name="T7">tv</text:span><text:span text:style-name="T5">, and other disciplines, which uses </text:span><text:span text:style-name="T7">color gels</text:span><text:span text:style-name="T5">, or filters, to alter the overall color of the light. Typically the light color is measured on a scale known as </text:span><text:span text:style-name="T8">temperature of the color.</text:span></text:p>
      <text:p text:style-name="P8">Without color correction gels, a scene may have a mix of various colors. Applying color correction gels in front of light sources can alter the color of the various light sources to match. Mixed lighting can produce an undesirable aesthetic when displayed on a television or in a theatr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03T23:13:49.587996664</meta:creation-date>
    <dc:date>2020-05-03T23:37:18.683182329</dc:date>
    <meta:editing-duration>PT22M34S</meta:editing-duration>
    <meta:editing-cycles>5</meta:editing-cycles>
    <meta:generator>LibreOffice/6.3.5.2$Linux_X86_64 LibreOffice_project/30$Build-2</meta:generator>
    <meta:document-statistic meta:table-count="0" meta:image-count="0" meta:object-count="0" meta:page-count="1" meta:paragraph-count="13" meta:word-count="304" meta:character-count="1735" meta:non-whitespace-character-count="1439"/>
  </office:meta>
</office:document-meta>
</file>